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6500000984AE1A35E0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345cm" svg:height="13.741cm" svg:x="0cm" svg:y="0.001cm">
          <draw:image xlink:href="Pictures/100000000000046500000984AE1A35E0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9.619cm" svg:viewBox="0 0 6887 5183" draw:points="70,5136 0,701 6817,0 6887,5183">
          <text:p text:style-name="P2"><text:span text:style-name="T1">Spiel dich durch</text:span></text:p>
          <text:p text:style-name="P2"><text:span text:style-name="T1">die Welt der</text:span></text:p>
          <text:p text:style-name="P2"><text:span text:style-name="T1">Mathematik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4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2M1S</meta:editing-duration>
    <meta:editing-cycles>9</meta:editing-cycles>
    <meta:generator>LibreOffice/24.2.3.2$MacOSX_AARCH64 LibreOffice_project/433d9c2ded56988e8a90e6b2e771ee4e6a5ab2ba</meta:generator>
    <meta:initial-creator>Andreas Schwenk</meta:initial-creator>
    <dc:date>2024-08-24T15:35:03.976096346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